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Verdana" svg:font-family="Verdana, sans-serif"/>
    <style:font-face style:name="Tahoma" svg:font-family="Tahoma" style:font-family-generic="swiss"/>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3"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icrosoft Sans Serif" svg:font-family="'Microsoft Sans Serif'" style:font-family-generic="swiss" style:font-pitch="variable"/>
    <style:font-face style:name="Verdana1"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style:font-name="Verdana" fo:font-size="10pt" fo:language="en" fo:country="GB"/>
    </style:style>
    <style:style style:name="P3" style:family="paragraph" style:parent-style-name="Text_20_body" style:master-page-name="HTML">
      <style:paragraph-properties fo:margin-top="0cm" fo:margin-bottom="0cm" fo:text-align="center" style:justify-single-word="false" style:page-number="auto"/>
      <style:text-properties style:font-name="Verdana" fo:font-size="10pt" fo:language="en" fo:country="GB" fo:font-weight="bold"/>
    </style:style>
    <style:style style:name="P4" style:family="paragraph" style:parent-style-name="Text_20_body">
      <style:paragraph-properties fo:margin-top="0cm" fo:margin-bottom="0cm" fo:text-align="start" style:justify-single-word="false"/>
    </style:style>
    <style:style style:name="P5" style:family="paragraph" style:parent-style-name="Text_20_body">
      <style:paragraph-properties fo:margin-top="0cm" fo:margin-bottom="0cm" fo:text-align="start" style:justify-single-word="false"/>
      <style:text-properties style:font-name="Verdana"/>
    </style:style>
    <style:style style:name="P6" style:family="paragraph" style:parent-style-name="Text_20_body">
      <style:paragraph-properties fo:margin-top="0cm" fo:margin-bottom="0cm" fo:text-align="start" style:justify-single-word="false"/>
      <style:text-properties style:font-name="Verdana" fo:font-size="10pt" fo:language="en" fo:country="GB"/>
    </style:style>
    <style:style style:name="T1" style:family="text">
      <style:text-properties style:font-name="Verdana" fo:font-size="10pt" fo:language="en" fo:country="GB"/>
    </style:style>
    <style:style style:name="T2" style:family="text">
      <style:text-properties style:font-name="Verdana" fo:font-size="10pt" fo:language="en" fo:country="GB" fo:font-weight="bold"/>
    </style:style>
    <style:style style:name="T3" style:family="text">
      <style:text-properties fo:font-size="10pt"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date>2014-01-10T11:05:36.42</dc:date><text:p>HTML: &lt;META NAME="CHANGEDBY" CONTENT="Neal Arundale"&gt;</text:p></office:annotation>Shell on File Close</text:p>
      <text:p text:style-name="P4"><text:span text:style-name="T1"><text:line-break/>If you have problems with the "shelling", could send me a copy of the startup log file and the shell command file.<text:line-break/></text:span></text:p>
      <text:p text:style-name="P4"><text:span text:style-name="T1">To insert decoded data into a database you need to:</text:span></text:p>
      <text:p text:style-name="P2">Create a Tag for the and data field you require in your data base</text:p>
      <text:p text:style-name="P2"><draw:frame draw:style-name="fr1" draw:name="graphics3" text:anchor-type="paragraph" svg:x="1.326cm" svg:y="0cm" svg:width="10.689cm" svg:height="6.35cm" draw:z-index="1"><draw:image xlink:href="../../../../duf2.gif" xlink:type="simple" xlink:show="embed" xlink:actuate="onLoad"/></draw:frame></text:p>
      <text:p text:style-name="P2">Create a Csv output file</text:p>
      <text:p text:style-name="P2"><draw:frame draw:style-name="fr1" draw:name="graphics1" text:anchor-type="paragraph" svg:x="1.512cm" svg:y="-0.053cm" svg:width="5.027cm" svg:height="4.366cm" draw:z-index="0"><draw:image xlink:href="../../../../duf1.gif" xlink:type="simple" xlink:show="embed" xlink:actuate="onLoad"/></draw:frame>Schedule the Output</text:p>
      <text:p text:style-name="P2"><draw:frame draw:style-name="fr1" draw:name="graphics4" text:anchor-type="paragraph" svg:x="1.565cm" svg:y="-0.265cm" svg:width="3.44cm" svg:height="2.487cm" draw:z-index="2"><draw:image xlink:href="../../../../duf3.gif" xlink:type="simple" xlink:show="embed" xlink:actuate="onLoad"/></draw:frame>Set the Output file to execute a Shell command on close</text:p>
      <text:p text:style-name="P6"><draw:frame draw:style-name="fr1" draw:name="graphics2" text:anchor-type="paragraph" svg:x="1.499cm" svg:y="-0.238cm" svg:width="4.683cm" svg:height="2.461cm" draw:z-index="3"><draw:image xlink:href="../../../../duf4.gif" xlink:type="simple" xlink:show="embed" xlink:actuate="onLoad"/></draw:frame>Keep it simple by using Arundale\Settings for the .ini files and Arundale\Output for Output files including Shell command and script files (because they will likely be using/creating output files).</text:p>
      <text:p text:style-name="P6"><text:line-break/>The example initialisation file (Shell.ini) defaults to the Shell file shellcommand.cmd in %appdata%\Arundale\Ais Decoder\Output. You can change this by clicking New File.</text:p>
      <text:p text:style-name="P5"><text:span text:style-name="T3">.The actual location of %appdata% can be found by → Run a command shell (start/Run, then "cmd") and type "set appdata" <text:line-break/><text:line-break/>The sample command file (shellcommand.cmd) runs the command string interpreter (cmd.exe) which copies the output file to a renamed file. <text:line-break/>The Process Directory (the directory of the command prompt) is the same at the directory containing the Shell File. This is to keep the dos prompt in the same security context as the user.<text:line-break/></text:span><text:soft-page-break/></text:p>
      <text:p text:style-name="P5"><text:span text:style-name="T3">The example command file (shellcommand.cmd) contains<text:line-break/>cmd.exe /C "copy "output.csv" "output copy.csv""<text:line-break/><text:line-break/>You will need to create your own command file containing your script to insert the appropriate records into your database. </text:span></text:p>
      <text:p text:style-name="P4"><text:span text:style-name="T1">Cmd.exe should be used as the command string interpreter (dos prompt).<text:line-break/>/K keeps the console open after executing the command, when debugged it should be changed to /C, which will close the console after execution of the shell has completed.<text:line-break/><text:line-break/>Note the Shelled process runs synchronously so AisDecoder will be stalled until the shell completes. This is required in order the for the output file not to be re-opened by AisDecoder before the shell process has finished processing the output file. <text:line-break/></text:span></text:p>
      <text:p text:style-name="P4"><text:span text:style-name="T1">A second example demonstrates how to name output files after they have been created by datestamping the file. The initialisation file Shell_vbs.ini is used.</text:span></text:p>
      <text:p text:style-name="P4"><text:span text:style-name="T1"><text:s/></text:span></text:p>
      <text:p text:style-name="P4"><text:span text:style-name="T1">The file shellcommand_vbs.cmd demonstrates how to run a script (in this case VBS). Place this file in the %appdata%\Arundale\Ais Decoder\Output folder. The command cmd.exe /C "logfiledate.vbs" executes the VBS script file within the DOS shell context).</text:span></text:p>
      <text:p text:style-name="P4"><text:span text:style-name="T1">Place the VBS script file (logfiledate.vbs) in the same folder as the .csv file it is copying.</text:span></text:p>
      <text:p text:style-name="P4"><text:span text:style-name="T1"/></text:p>
      <text:p text:style-name="P4"><text:span text:style-name="T1">The .vbs file contains a script to copy the output file (output.csv), immediately after it is closed (normally by the scheduler), to output_yyyymmdd_hhmmss.csv. This may appear rather complicated but is required in order for internationalisation formatting issues to work properly. <text:s/></text:span></text:p>
      <text:p text:style-name="P4"><text:span text:style-name="T1"/></text:p>
      <text:p text:style-name="P4"><text:span text:style-name="T1">Further information can be found below.<text:line-break/>The Shell uses the windows </text:span><text:a xlink:type="simple" xlink:href="http://msdn.microsoft.com/en-us/library/windows/desktop/ms682425%28v=vs.85%29.aspx" text:style-name="Internet_20_link" text:visited-style-name="Visited_20_Internet_20_Link"><text:span text:style-name="T1">CreateProcess api</text:span></text:a><text:span text:style-name="T1"><text:line-break/>The Security context is as the calling program.<text:line-break/>Command string interpreter</text:span><text:a xlink:type="simple" xlink:href="http://ss64.com/nt/cmd.html" text:style-name="Internet_20_link" text:visited-style-name="Visited_20_Internet_20_Link"><text:span text:style-name="T1"> CMD.exe</text:span></text:a><text:span text:style-name="T1"><text:line-break/>More commands</text:span><text:a xlink:type="simple" xlink:href="http://technet.microsoft.com/en-us/library/bb490954.aspx" text:style-name="Internet_20_link" text:visited-style-name="Visited_20_Internet_20_Link"><text:span text:style-name="T1"> </text:span></text:a><text:a xlink:type="simple" xlink:href="http://technet.microsoft.com/en-us/library/bb490954.aspx" text:style-name="Internet_20_link" text:visited-style-name="Visited_20_Internet_20_Link"><text:span text:style-name="T2">Command Shell Overview </text:span></text:a><text:span text:style-name="T1"><text:line-break/></text:span></text:p>
      <text:p text:style-name="P4"><text:span text:style-name="T1">Attach \Help\</text:span></text:p>
      <text:p text:style-name="P4"><text:span text:style-name="T1">Shell.ini</text:span></text:p>
      <text:p text:style-name="P4"><text:span text:style-name="T1">shellcommand.cmd</text:span></text:p>
      <text:p text:style-name="P4"><text:span text:style-name="T1">Shell_vbs.ini</text:span></text:p>
      <text:p text:style-name="P4"><text:span text:style-name="T1">shellcommand_vbs.cmd</text:span></text:p>
      <text:p text:style-name="P4"><text:span text:style-name="T1">logfiledate.vbs</text:span></text:p>
      <text:p text:style-name="P4"><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Verdana" svg:font-family="Verdana, sans-serif"/>
    <style:font-face style:name="Tahoma" svg:font-family="Tahoma" style:font-family-generic="swiss"/>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3"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icrosoft Sans Serif" svg:font-family="'Microsoft Sans Serif'" style:font-family-generic="swiss" style:font-pitch="variable"/>
    <style:font-face style:name="Verdana1"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tab-stops/>
      </style:paragraph-properti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 style:font-size-asian="14pt" style:font-weight-asian="bold" style:font-name-complex="Tahoma3" style:font-size-complex="14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hell on File Close</dc:title>
    <dc:creator>Neal Arundale</dc:creator>
    <dc:date>2016-11-13T11:45:53.42</dc:date>
    <meta:generator>OpenOffice/4.1.1$Win32 OpenOffice.org_project/411m6$Build-9775</meta:generator>
    <meta:editing-duration>PT3H28M42S</meta:editing-duration>
    <meta:editing-cycles>12</meta:editing-cycles>
    <meta:document-statistic meta:table-count="0" meta:image-count="4" meta:object-count="0" meta:page-count="2" meta:paragraph-count="24" meta:word-count="463" meta:character-count="2965"/>
  </office:meta>
</office:document-meta>
</file>